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OLT BY HOSHEA (17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VOLT BY HOSHEA (17:1-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omination by Hoshea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nual tribute to Assyria (1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ttempt at freedom (17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nnihilation of Samaria (17:4-6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KINGS 17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VOLT BY HOSHEA (17:1-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ASON FOR THE ASSYRIAN CAPTIVITY (17:7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RESETTLING FOLLOWING THE ASSYRIAN CAPTIVITY (17:24-4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RESETTLING FOLLOWING THE ASSYRIAN CAPTIVITY (17:24-41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people (17:2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blem (17:25-2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priests (17:27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aganism (17:29-4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2 KINGS 17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REVOLT BY HOSHEA (17:1-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REASON FOR THE ASSYRIAN CAPTIVITY (17:7-2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RESETTLING FOLLOWING THE ASSYRIAN CAPTIVITY (17:24-4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7 </dc:title>
    <meta:initial-creator>David STRICKLAND</meta:initial-creator>
    <dc:creator>David STRICKLAND</dc:creator>
    <meta:creation-date>2020-02-22T19:25:04Z</meta:creation-date>
    <dc:date>2020-02-22T19:25:04Z</dc:date>
    <meta:template xlink:href="BibleStudy" xlink:type="simple"/>
    <meta:editing-cycles>1</meta:editing-cycles>
    <meta:editing-duration>PT0S</meta:editing-duration>
    <meta:document-statistic meta:paragraph-count="20" meta:word-count="139"/>
  </office:meta>
</office:document-meta>
</file>